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Calibri" style:font-name-complex="Calibri"/>
    </style:style>
    <style:style style:name="P2" style:parent-style-name="Normal" style:family="paragraph">
      <style:text-properties style:font-name="Calibri" style:font-name-complex="Calibri"/>
    </style:style>
    <style:style style:name="P3" style:parent-style-name="Normal" style:family="paragraph">
      <style:text-properties style:font-name="Calibri" style:font-name-complex="Calibri"/>
    </style:style>
    <style:style style:name="P4" style:parent-style-name="Normal" style:family="paragraph">
      <style:text-properties style:font-name="Calibri" style:font-name-complex="Calibri"/>
    </style:style>
    <style:style style:name="P5" style:parent-style-name="Normal" style:family="paragraph">
      <style:text-properties style:font-name="Calibri" style:font-name-complex="Calibri"/>
    </style:style>
    <style:style style:name="P6" style:parent-style-name="Normal" style:family="paragraph">
      <style:text-properties style:font-name="Calibri" style:font-name-complex="Calibri"/>
    </style:style>
    <style:style style:name="P7" style:parent-style-name="Normal" style:family="paragraph">
      <style:text-properties style:font-name="Calibri" style:font-name-complex="Calibri"/>
    </style:style>
    <style:style style:name="P8" style:parent-style-name="Normal" style:family="paragraph">
      <style:text-properties style:font-name="Calibri" style:font-name-complex="Calibri"/>
    </style:style>
    <style:style style:name="P9" style:parent-style-name="Normal" style:family="paragraph">
      <style:text-properties style:font-name="Calibri" style:font-name-complex="Calibri"/>
    </style:style>
    <style:style style:name="T10" style:parent-style-name="Policepardéfaut" style:family="text">
      <style:text-properties style:font-name="Calibri" style:font-name-complex="Calibri"/>
    </style:style>
    <style:style style:name="T11" style:parent-style-name="Policepardéfaut" style:family="text">
      <style:text-properties style:font-name="Calibri" style:font-name-complex="Calibri"/>
    </style:style>
    <style:style style:name="T12" style:parent-style-name="Lienhypertexte" style:family="text">
      <style:text-properties style:font-name="Calibri" style:font-name-complex="Calibri"/>
    </style:style>
    <style:style style:name="T13" style:parent-style-name="Policepardéfaut" style:family="text">
      <style:text-properties style:font-name="Calibri" style:font-name-complex="Calibri"/>
    </style:style>
    <style:style style:name="T14" style:parent-style-name="Policepardéfaut" style:family="text">
      <style:text-properties style:font-name="Calibri" style:font-name-complex="Calibri"/>
    </style:style>
    <style:style style:name="T15" style:parent-style-name="Lienhypertexte" style:family="text">
      <style:text-properties style:font-name="Calibri" style:font-name-complex="Calibri"/>
    </style:style>
    <style:style style:name="T16" style:parent-style-name="Policepardéfaut" style:family="text">
      <style:text-properties style:font-name="Calibri" style:font-name-complex="Calibri"/>
    </style:style>
    <style:style style:name="P17" style:parent-style-name="Normal" style:family="paragraph">
      <style:text-properties style:font-name="Calibri" style:font-name-complex="Calibri"/>
    </style:style>
    <style:style style:name="P18" style:parent-style-name="Normal" style:family="paragraph">
      <style:text-properties style:font-name="Calibri" style:font-name-complex="Calibri"/>
    </style:style>
    <style:style style:name="P19" style:parent-style-name="Normal" style:family="paragraph">
      <style:text-properties style:font-name="Calibri" style:font-name-complex="Calibri"/>
    </style:style>
    <style:style style:name="P20" style:parent-style-name="Normal" style:family="paragraph">
      <style:text-properties style:font-name="Calibri" style:font-name-complex="Calibri"/>
    </style:style>
    <style:style style:name="T21" style:parent-style-name="Policepardéfaut" style:family="text">
      <style:text-properties style:font-name="Calibri" style:font-name-complex="Calibri"/>
    </style:style>
    <style:style style:name="T22" style:parent-style-name="Policepardéfaut" style:family="text">
      <style:text-properties style:font-name="Calibri" style:font-name-complex="Calibri"/>
    </style:style>
    <style:style style:name="T23" style:parent-style-name="Policepardéfaut" style:family="text">
      <style:text-properties style:font-name="Calibri" style:font-name-complex="Calibri"/>
    </style:style>
    <style:style style:name="T24" style:parent-style-name="Policepardéfaut" style:family="text">
      <style:text-properties style:font-name="Calibri" style:font-name-complex="Calibri"/>
    </style:style>
    <style:style style:name="T25" style:parent-style-name="Policepardéfaut" style:family="text">
      <style:text-properties style:font-name="Calibri" style:font-name-complex="Calibri"/>
    </style:style>
    <style:style style:name="T26" style:parent-style-name="Policepardéfaut" style:family="text">
      <style:text-properties style:font-name="Calibri" style:font-name-complex="Calibri"/>
    </style:style>
    <style:style style:name="T27" style:parent-style-name="Policepardéfaut" style:family="text">
      <style:text-properties style:font-name="Calibri" style:font-name-complex="Calibri"/>
    </style:style>
    <style:style style:name="T28" style:parent-style-name="Policepardéfaut" style:family="text">
      <style:text-properties style:font-name="Calibri" style:font-name-complex="Calibri"/>
    </style:style>
  </office:automatic-styles>
  <office:body>
    <office:text text:use-soft-page-breaks="true">
      <text:p text:style-name="P1">Bailey Whitfield Diffie est né le 5 juin 1944 est un cryptologue américain.</text:p>
      <text:p text:style-name="P2">Après avoir longtemps travaillé<text:s/>chez Sun Microsystems, il a occupé pendant deux ans et demi le poste de vice-président de la sécurité de l'ICANN<text:s/>de 2010 à 2012. Il a également été chercheur invité (2009-2010) puis de 2010 à 2012 à l'Institut Freeman Spogli Centre pour la sécurité et la<text:s/>coopération internationale à<text:s/>l’Université<text:s/>de Stanford , où il est actuellement chercheur de conseil.</text:p>
      <text:p text:style-name="P3"/>
      <text:p text:style-name="P4">Martin E. Hellman est né le 2 octobre 1945<text:s/>et est aussi un cryptologue américain. Il a <text:s/>suivi d'un master à l'université Stanford en 1967 ainsi qu’un doctorat en 1969. De 1968 à 1969, il travaille chez IBM. De 1969 à 1971, il est professeur assistant au Massachusetts Institute of Technology. Puis en 1971, il retourne à Stanford pour poursuivre ses recherches.</text:p>
      <text:p text:style-name="P5"/>
      <text:p text:style-name="P6"/>
      <text:p text:style-name="P7">A 2, ils ont crées l’algorithme Diffie-Hellman, ce qui leur a fait remporter le prix Turing en 2015.</text:p>
      <text:p text:style-name="P8"/>
      <text:p text:style-name="P9"/>
      <text:p text:style-name="Normal"><text:span text:style-name="T10">Cet</text:span><text:span text:style-name="T11"><text:s/></text:span><text:a xlink:href="https://fr.vikidia.org/wiki/Algorithme" office:target-frame-name="_top" xlink:show="replace"><text:span text:style-name="T12">algorithme</text:span></text:a><text:span text:style-name="T13"><text:s/></text:span><text:span text:style-name="T14">d'échange de<text:s/></text:span><text:a xlink:href="https://fr.vikidia.org/wiki/Clef" office:target-frame-name="_top" xlink:show="replace"><text:span text:style-name="T15">clefs</text:span></text:a><text:span text:style-name="T16">: il permet à deux personnes de mettre en place un système par lequel elles pourront échanger de façon secrète. C'est le premier algorithme créé dans ce but, en 1976.</text:span></text:p>
      <text:p text:style-name="P17"/>
      <text:p text:style-name="P18">Aujourd’hui tout le monde peut utiliser cet algorithme car ses brevets ont expiré.</text:p>
      <text:p text:style-name="P19"/>
      <text:p text:style-name="P20">De<text:s/>manière générale, un tel protocole résout les situations d'échange d'informations privée sur un réseau totalement public.</text:p>
      <text:p text:style-name="Normal"><text:span text:style-name="T21">Cet algorithme a permis le développement de protocoles que l’on utilise tous les jours comme HTTPS</text:span><text:span text:style-name="T22"><text:line-break/></text:span><text:span text:style-name="T23">ou d’autres moins utilisés comme AE</text:span><text:span text:style-name="T24">S (utilisé<text:s/></text:span><text:span text:style-name="T25">entre autres</text:span><text:span text:style-name="T26"><text:s/>par Tor)</text:span><text:span text:style-name="T27"><text:s/>et SSH</text:span><text:span text:style-name="T28"><text:s/>ou encore le développement des cryptomonnaies comme Bitcoin ou Ether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DejaVu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creator>A CHAMBON</dc:creator>
    <meta:creation-date>2021-12-07T10:37:00Z</meta:creation-date>
    <dc:date>2021-12-08T18:19:00Z</dc:date>
    <meta:print-date>2021-12-08T18:17:00Z</meta:print-date>
    <meta:template xlink:href="Normal.dotm" xlink:type="simple"/>
    <meta:editing-cycles>3</meta:editing-cycles>
    <meta:editing-duration>PT1920S</meta:editing-duration>
    <meta:document-statistic meta:page-count="1" meta:paragraph-count="3" meta:word-count="260" meta:character-count="1689" meta:row-count="11" meta:non-whitespace-character-count="1432"/>
  </office:meta>
</office:document-meta>
</file>